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InUsingJCABinding.setJcaContainer( JCAContainer jca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getJca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getJca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InUsingJCABinding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setActivationSpec(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setTransactionManager(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sInUsingJCABinding.getActivation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UsingJCABinding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